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Node.ScriptNod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Node.registerScriptWithInterpreter( Interpreter interpr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Node.invoke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